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size="12pt" fo:font-weight="normal" officeooo:rsid="001a0c46" officeooo:paragraph-rsid="001a0c46" style:font-size-asian="10.5pt" style:font-weight-asian="normal" style:font-size-complex="12pt" style:font-weight-complex="normal"/>
    </style:style>
    <style:style style:name="P2" style:family="paragraph" style:parent-style-name="Heading_20_1">
      <style:paragraph-properties fo:text-align="start" style:justify-single-word="false"/>
      <style:text-properties officeooo:paragraph-rsid="001ce5dd"/>
    </style:style>
    <style:style style:name="P3" style:family="paragraph" style:parent-style-name="Heading_20_1">
      <style:paragraph-properties fo:text-align="start" style:justify-single-word="false"/>
      <style:text-properties officeooo:paragraph-rsid="001edd84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a0c46" officeooo:paragraph-rsid="001a0c4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0c46" officeooo:paragraph-rsid="001a0c4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edd84"/>
    </style:style>
    <style:style style:name="P7" style:family="paragraph" style:parent-style-name="Standard">
      <style:paragraph-properties fo:text-align="start" style:justify-single-word="false"/>
      <style:text-properties officeooo:paragraph-rsid="00204b65"/>
    </style:style>
    <style:style style:name="P8" style:family="paragraph" style:parent-style-name="Standard">
      <style:paragraph-properties fo:text-align="start" style:justify-single-word="false"/>
      <style:text-properties officeooo:paragraph-rsid="002059da"/>
    </style:style>
    <style:style style:name="P9" style:family="paragraph" style:parent-style-name="Standard">
      <style:paragraph-properties fo:text-align="start" style:justify-single-word="false"/>
      <style:text-properties officeooo:rsid="00204b65" officeooo:paragraph-rsid="00204b65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204b6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2059d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204b6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2059da" officeooo:paragraph-rsid="002059da" style:font-size-asian="16pt" style:font-weight-asian="bold" style:font-size-complex="16pt" style:font-weight-complex="bold"/>
    </style:style>
    <style:style style:name="P14" style:family="paragraph" style:parent-style-name="Heading_20_3">
      <style:paragraph-properties fo:text-align="start" style:justify-single-word="false"/>
      <style:text-properties officeooo:paragraph-rsid="001ce5dd"/>
    </style:style>
    <style:style style:name="P15" style:family="paragraph" style:parent-style-name="Heading_20_3">
      <style:paragraph-properties fo:text-align="start" style:justify-single-word="false"/>
      <style:text-properties officeooo:paragraph-rsid="001edd84"/>
    </style:style>
    <style:style style:name="P16" style:family="paragraph" style:parent-style-name="Text_20_body">
      <style:paragraph-properties fo:text-align="start" style:justify-single-word="false"/>
      <style:text-properties officeooo:paragraph-rsid="001ce5dd"/>
    </style:style>
    <style:style style:name="P17" style:family="paragraph" style:parent-style-name="Text_20_body">
      <style:paragraph-properties fo:text-align="start" style:justify-single-word="false"/>
      <style:text-properties officeooo:paragraph-rsid="001edd84"/>
    </style:style>
    <style:style style:name="P18" style:family="paragraph" style:parent-style-name="Text_20_body">
      <style:paragraph-properties fo:text-align="start" style:justify-single-word="false"/>
      <style:text-properties officeooo:paragraph-rsid="00204b65"/>
    </style:style>
    <style:style style:name="P19" style:family="paragraph" style:parent-style-name="Text_20_body">
      <style:paragraph-properties fo:text-align="start" style:justify-single-word="false"/>
      <style:text-properties officeooo:paragraph-rsid="002059da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0">
      <style:text-properties officeooo:paragraph-rsid="002a0aa1"/>
    </style:style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 style:list-style-name="L17"/>
    <style:style style:name="P38" style:family="paragraph" style:parent-style-name="Text_20_body" style:list-style-name="L10">
      <style:paragraph-properties>
        <style:tab-stops>
          <style:tab-stop style:position="0cm"/>
        </style:tab-stops>
      </style:paragraph-properties>
      <style:text-properties officeooo:paragraph-rsid="002a0aa1"/>
    </style:style>
    <style:style style:name="T1" style:family="text">
      <style:text-properties officeooo:rsid="001ce5dd"/>
    </style:style>
    <style:style style:name="T2" style:family="text">
      <style:text-properties fo:font-size="12pt" officeooo:rsid="001ce5dd" style:font-size-asian="10.5pt" style:font-size-complex="12pt"/>
    </style:style>
    <style:style style:name="T3" style:family="text">
      <style:text-properties fo:font-size="12pt" officeooo:rsid="001a0c46" style:font-size-asian="10.5pt" style:font-size-complex="12pt"/>
    </style:style>
    <style:style style:name="T4" style:family="text">
      <style:text-properties fo:font-size="12pt" fo:font-weight="normal" officeooo:rsid="001a0c46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ce5dd" style:font-size-asian="10.5pt" style:font-weight-asian="normal" style:font-size-complex="12pt" style:font-weight-complex="normal"/>
    </style:style>
    <style:style style:name="T6" style:family="text">
      <style:text-properties fo:font-size="12pt" fo:font-weight="bold" officeooo:rsid="001edd84" style:font-size-asian="10.5pt" style:font-weight-asian="bold" style:font-size-complex="12pt" style:font-weight-complex="bold"/>
    </style:style>
    <style:style style:name="T7" style:family="text">
      <style:text-properties officeooo:rsid="001edd84"/>
    </style:style>
    <style:style style:name="T8" style:family="text">
      <style:text-properties officeooo:rsid="00204b6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4b65" style:font-weight-asian="bold" style:font-weight-complex="bold"/>
    </style:style>
    <style:style style:name="T11" style:family="text">
      <style:text-properties fo:font-weight="bold" officeooo:rsid="001edd84" style:font-weight-asian="bold" style:font-weight-complex="bold"/>
    </style:style>
    <style:style style:name="T12" style:family="text">
      <style:text-properties fo:font-weight="bold" officeooo:rsid="00258c39" style:font-weight-asian="bold" style:font-weight-complex="bold"/>
    </style:style>
    <style:style style:name="T13" style:family="text">
      <style:text-properties fo:font-weight="bold" officeooo:rsid="002bf908" style:font-weight-asian="bold" style:font-weight-complex="bold"/>
    </style:style>
    <style:style style:name="T14" style:family="text">
      <style:text-properties fo:font-size="16pt" fo:font-weight="bold" officeooo:rsid="00204b65" style:font-size-asian="16pt" style:font-weight-asian="bold" style:font-size-complex="16pt" style:font-weight-complex="bold"/>
    </style:style>
    <style:style style:name="T15" style:family="text">
      <style:text-properties officeooo:rsid="002059da"/>
    </style:style>
    <style:style style:name="T16" style:family="text">
      <style:text-properties officeooo:rsid="00258c39"/>
    </style:style>
    <style:style style:name="T17" style:family="text">
      <style:text-properties officeooo:rsid="002bf90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T 5</text:p>
      <text:p text:style-name="P4"/>
      <text:h text:style-name="P1" text:outline-level="1">✅ <text:span text:style-name="Strong_20_Emphasis">1 Mark Questions and Answers</text:span></text:h>
      <text:list xml:id="list2660426876" text:style-name="L1">
        <text:list-item>
          <text:p text:style-name="P20"><text:span text:style-name="Strong_20_Emphasis">What is a class in Python?</text:span><text:line-break/>→ A class is a blueprint for creating objects, bundling attributes (variables) and methods (functions).</text:p>
        </text:list-item>
        <text:list-item>
          <text:p text:style-name="P20"><text:span text:style-name="Strong_20_Emphasis">What is the purpose of the </text:span><text:span text:style-name="Strong_20_Emphasis"><text:span text:style-name="Source_20_Text">__init__()</text:span></text:span><text:span text:style-name="Strong_20_Emphasis"> method in a class?</text:span><text:line-break/>→ It is a constructor used to initialize object attributes when an object is created.</text:p>
        </text:list-item>
        <text:list-item>
          <text:p text:style-name="P20"><text:span text:style-name="Strong_20_Emphasis">What does the </text:span><text:span text:style-name="Strong_20_Emphasis"><text:span text:style-name="Source_20_Text">self</text:span></text:span><text:span text:style-name="Strong_20_Emphasis"> keyword represent?</text:span><text:line-break/>→ <text:span text:style-name="Source_20_Text">self</text:span> represents the current instance of the class.</text:p>
        </text:list-item>
        <text:list-item>
          <text:p text:style-name="P20"><text:span text:style-name="Strong_20_Emphasis">Write the syntax to create an object of a class.</text:span></text:p>
        </text:list-item>
      </text:list>
      <text:p text:style-name="P5"><text:tab/><text:span text:style-name="T1">A)</text:span><text:tab/>obj = ClassName()</text:p>
      <text:p text:style-name="P16"><text:span text:style-name="Strong_20_Emphasis"><text:span text:style-name="T2">5. </text:span></text:span><text:span text:style-name="Strong_20_Emphasis"><text:span text:style-name="T3">Differentiate between class attribute and instance attribute.</text:span></text:span><text:span text:style-name="T4"><text:line-break/> → Class attribute is shared by all objects of a class, whereas instance attribute is unique to each object.</text:span></text:p>
      <text:p text:style-name="P16"><text:span text:style-name="Strong_20_Emphasis"><text:span text:style-name="T5">6. </text:span></text:span><text:span text:style-name="Strong_20_Emphasis">Can a class have multiple constructors in Python? (Yes/No)</text:span><text:line-break/>→ No, Python does not support multiple constructors directly.</text:p>
      <text:p text:style-name="P16"><text:span text:style-name="Strong_20_Emphasis"><text:span text:style-name="T1">7. </text:span></text:span><text:span text:style-name="Strong_20_Emphasis">Which keyword is used to define a class in Python?</text:span><text:line-break/>→ <text:span text:style-name="Source_20_Text">class</text:span></text:p>
      <text:p text:style-name="P16"><text:span text:style-name="Strong_20_Emphasis"><text:span text:style-name="T1">8. </text:span></text:span><text:span text:style-name="Strong_20_Emphasis">What is the default return type of a method if </text:span><text:span text:style-name="Strong_20_Emphasis"><text:span text:style-name="Source_20_Text">return</text:span></text:span><text:span text:style-name="Strong_20_Emphasis"> is not used?</text:span><text:line-break/>→ <text:span text:style-name="Source_20_Text">None</text:span></text:p>
      <text:p text:style-name="P18"><text:span text:style-name="Source_20_Text"><text:span text:style-name="T14">Questions from Inheritance:</text:span></text:span></text:p>
      <text:p text:style-name="P16"><text:span text:style-name="Source_20_Text"><text:span text:style-name="T8">9. </text:span></text:span><text:span text:style-name="Source_20_Text"><text:span text:style-name="Strong_20_Emphasis">What is inheritance in Python?</text:span></text:span><text:span text:style-name="Source_20_Text"><text:line-break/>→ Inheritance allows a class (child) to acquire properties and methods from another class (parent).</text:span></text:p>
      <text:list xml:id="list3597648610" text:style-name="L2">
        <text:list-header>
          <text:p text:style-name="P21"><text:span text:style-name="Strong_20_Emphasis"><text:span text:style-name="T8">10. </text:span></text:span><text:span text:style-name="Strong_20_Emphasis">Which keyword is used for inheritance in Python?</text:span><text:line-break/>→ <text:span text:style-name="Source_20_Text">class Child(Parent):</text:span></text:p>
        </text:list-header>
      </text:list>
      <text:list xml:id="list3518946543" text:style-name="L3">
        <text:list-header>
          <text:p text:style-name="P22"><text:span text:style-name="Strong_20_Emphasis"><text:span text:style-name="T8">11. </text:span></text:span><text:span text:style-name="Strong_20_Emphasis">What type of inheritance allows a class to inherit from more than one parent?</text:span><text:line-break/>→ Multiple Inheritance.</text:p>
        </text:list-header>
      </text:list>
      <text:list xml:id="list118592697" text:style-name="L4">
        <text:list-header>
          <text:p text:style-name="P23"><text:span text:style-name="Strong_20_Emphasis"><text:span text:style-name="T8">12. </text:span></text:span><text:span text:style-name="Strong_20_Emphasis">What is method overriding?</text:span><text:line-break/>→ When a child class defines a method with the same name as the parent class, it overrides the parent’s method.</text:p>
        </text:list-header>
      </text:list>
      <text:list xml:id="list2423192312" text:style-name="L5">
        <text:list-header>
          <text:p text:style-name="P24"><text:span text:style-name="Strong_20_Emphasis"><text:span text:style-name="T8">13. </text:span></text:span><text:span text:style-name="Strong_20_Emphasis">Does Python support method overloading? (Yes/No)</text:span><text:line-break/>→ No, but it can be achieved using default arguments or variable-length arguments.</text:p>
        </text:list-header>
      </text:list>
      <text:list xml:id="list3569080370" text:style-name="L6">
        <text:list-header>
          <text:p text:style-name="P25"><text:soft-page-break/><text:span text:style-name="Strong_20_Emphasis"><text:span text:style-name="T8">14. </text:span></text:span><text:span text:style-name="Strong_20_Emphasis">What is the base class of all classes in Python?</text:span><text:line-break/>→ <text:span text:style-name="Source_20_Text">object</text:span></text:p>
        </text:list-header>
      </text:list>
      <text:h text:style-name="P14" text:outline-level="3"><text:span text:style-name="Source_20_Text">Encapsulation</text:span></text:h>
      <text:list xml:id="list2367937477" text:style-name="L7">
        <text:list-item>
          <text:p text:style-name="P26"><text:span text:style-name="Strong_20_Emphasis">What is encapsulation in Python?</text:span><text:line-break/>→ Encapsulation is the process of restricting direct access to class variables and methods.</text:p>
        </text:list-item>
        <text:list-item>
          <text:p text:style-name="P26"><text:span text:style-name="Strong_20_Emphasis">Which symbols are used for private and protected attributes in Python?</text:span><text:line-break/>→ <text:span text:style-name="Source_20_Text">_var</text:span> for protected and <text:span text:style-name="Source_20_Text">__var</text:span> for private.</text:p>
        </text:list-item>
        <text:list-item>
          <text:p text:style-name="P26"><text:span text:style-name="Strong_20_Emphasis">Can private variables be accessed directly outside a class? (Yes/No)</text:span><text:line-break/>→ No.</text:p>
        </text:list-item>
        <text:list-item>
          <text:p text:style-name="P26"><text:span text:style-name="Strong_20_Emphasis">What are getter and setter methods?</text:span><text:line-break/>→ Special methods used to access (get) and update (set) private attributes.</text:p>
        </text:list-item>
      </text:list>
      <text:h text:style-name="P14" text:outline-level="3"><text:span text:style-name="Source_20_Text">Polymorphism</text:span></text:h>
      <text:list xml:id="list2646837452" text:style-name="L8">
        <text:list-item>
          <text:p text:style-name="P27"><text:span text:style-name="Strong_20_Emphasis">What is polymorphism in Python?</text:span><text:line-break/>→ The ability of a function/method to take on many forms (same name, different behavior).</text:p>
        </text:list-item>
        <text:list-item>
          <text:p text:style-name="P27"><text:span text:style-name="Strong_20_Emphasis">Which OOP principle allows method overriding?</text:span><text:line-break/>→ Polymorphism.</text:p>
        </text:list-item>
        <text:list-item>
          <text:p text:style-name="P27"><text:span text:style-name="Strong_20_Emphasis">Give an example of a built-in polymorphic function in Python.</text:span><text:line-break/>→ <text:span text:style-name="Source_20_Text">len()</text:span> works for strings, lists, tuples, etc.</text:p>
        </text:list-item>
      </text:list>
      <text:p text:style-name="Horizontal_20_Line"/>
      <text:h text:style-name="P2" text:outline-level="1"><text:span text:style-name="Strong_20_Emphasis">2 Mark Questions and Answers</text:span></text:h>
      <text:list xml:id="list915617115" text:style-name="L9">
        <text:list-item>
          <text:p text:style-name="P28"><text:span text:style-name="Strong_20_Emphasis">Explain the difference between a class and an object with an example.</text:span><text:line-break/>→ A class is a blueprint, and an object is an instance of the class.</text:p>
        </text:list-item>
      </text:list>
      <text:p text:style-name="P16"><text:span text:style-name="Source_20_Text">class Car:</text:span></text:p>
      <text:p text:style-name="P16"><text:span text:style-name="Source_20_Text"><text:s text:c="4"/>def __init__(self, brand):</text:span></text:p>
      <text:p text:style-name="P16"><text:span text:style-name="Source_20_Text"><text:s text:c="8"/>self.brand = brand</text:span></text:p>
      <text:p text:style-name="P16"><text:span text:style-name="Source_20_Text"/></text:p>
      <text:p text:style-name="P16"><text:span text:style-name="Source_20_Text">c1 = Car("Tesla") <text:s/># c1 is an object</text:span></text:p>
      <text:p text:style-name="P16"><text:span text:style-name="Source_20_Text"><text:span text:style-name="T11">2. </text:span></text:span><text:span text:style-name="Source_20_Text"><text:span text:style-name="T9">Write a simple Python class Car with attributes brand and model.</text:span></text:span></text:p>
      <text:p text:style-name="P16"><text:span text:style-name="Source_20_Text">class Car:</text:span></text:p>
      <text:p text:style-name="P16"><text:span text:style-name="Source_20_Text"><text:s text:c="4"/>def __init__(self, brand, model):</text:span></text:p>
      <text:p text:style-name="P16"><text:span text:style-name="Source_20_Text"><text:s text:c="8"/>self.brand = brand</text:span></text:p>
      <text:p text:style-name="P16"><text:soft-page-break/><text:span text:style-name="Source_20_Text"><text:s text:c="8"/>self.model = model</text:span></text:p>
      <text:p text:style-name="P16"><text:span text:style-name="Source_20_Text"><text:span text:style-name="T7">3. </text:span></text:span><text:span text:style-name="Source_20_Text"><text:span text:style-name="Strong_20_Emphasis">How is </text:span></text:span><text:span text:style-name="Strong_20_Emphasis"><text:span text:style-name="Source_20_Text">self</text:span></text:span><text:span text:style-name="Source_20_Text"><text:span text:style-name="Strong_20_Emphasis"> used inside a class? Give an example.</text:span></text:span><text:span text:style-name="Source_20_Text"><text:line-break/>→ It is used to access instance variables and methods.</text:span></text:p>
      <text:p text:style-name="P16"><text:span text:style-name="Source_20_Text">class Student:</text:span></text:p>
      <text:p text:style-name="P16"><text:span text:style-name="Source_20_Text"><text:s text:c="4"/>def __init__(self, name):</text:span></text:p>
      <text:p text:style-name="P16"><text:span text:style-name="Source_20_Text"><text:s text:c="8"/>self.name = name</text:span></text:p>
      <text:p text:style-name="P6"><text:span text:style-name="T6">4. </text:span><text:span text:style-name="T9">Define a class </text:span><text:span text:style-name="Source_20_Text"><text:span text:style-name="T9">Student</text:span></text:span><text:span text:style-name="T9"> with a constructor that initializes </text:span><text:span text:style-name="Source_20_Text"><text:span text:style-name="T9">name</text:span></text:span><text:span text:style-name="T9"> and </text:span><text:span text:style-name="Source_20_Text"><text:span text:style-name="T9">marks</text:span></text:span><text:span text:style-name="T9">.</text:span></text:p>
      <text:p text:style-name="P6">class Student:</text:p>
      <text:p text:style-name="P6"><text:s text:c="4"/>def __init__(self, name, marks):</text:p>
      <text:p text:style-name="P6"><text:s text:c="8"/>self.name = name</text:p>
      <text:p text:style-name="P6"><text:s text:c="8"/>self.marks = marks</text:p>
      <text:p text:style-name="P6"/>
      <text:p text:style-name="P6"><text:span text:style-name="Strong_20_Emphasis"><text:span text:style-name="T7">5. </text:span></text:span><text:span text:style-name="Strong_20_Emphasis">Explain the role of methods in classes with an example.</text:span><text:line-break/>→ Methods define the behavior of objects.</text:p>
      <text:p text:style-name="P6"/>
      <text:p text:style-name="P6">class Calculator:</text:p>
      <text:p text:style-name="P6"><text:s text:c="4"/>def add(self, a, b):</text:p>
      <text:p text:style-name="P6"><text:s text:c="8"/>return a + b</text:p>
      <text:p text:style-name="P6"/>
      <text:p text:style-name="P19"><text:span text:style-name="Source_20_Text"><text:span text:style-name="T14">Questions from Inheritance:</text:span></text:span></text:p>
      <text:p text:style-name="P6"><text:span text:style-name="Strong_20_Emphasis"><text:span text:style-name="T8">6. </text:span></text:span><text:span text:style-name="Strong_20_Emphasis">Explain single inheritance with an example.</text:span><text:line-break/>→ A child inherits from one parent class.</text:p>
      <text:p text:style-name="P6"/>
      <text:p text:style-name="P6">class Parent:</text:p>
      <text:p text:style-name="P6"><text:s text:c="4"/>def show(self): print("I am Parent")</text:p>
      <text:p text:style-name="P6"/>
      <text:p text:style-name="P6">class Child(Parent):</text:p>
      <text:p text:style-name="P6"><text:s text:c="4"/>pass</text:p>
      <text:p text:style-name="P6"/>
      <text:p text:style-name="P6">c = Child()</text:p>
      <text:p text:style-name="P6">c.show()</text:p>
      <text:p text:style-name="P6"/>
      <text:p text:style-name="P17"><text:span text:style-name="Strong_20_Emphasis"><text:span text:style-name="T8">7. </text:span></text:span><text:span text:style-name="Strong_20_Emphasis">Differentiate between single and multiple inheritance.</text:span></text:p>
      <text:list xml:id="list1770408270" text:style-name="L10">
        <text:list-item>
          <text:p text:style-name="P29"><text:span text:style-name="Strong_20_Emphasis">Single Inheritance</text:span> → Child inherits from one parent.</text:p>
        </text:list-item>
        <text:list-item>
          <text:p text:style-name="P30"><text:span text:style-name="Strong_20_Emphasis">Multiple Inheritance</text:span> → Child inherits from two or more parents.</text:p>
          <text:p text:style-name="P38"><text:span text:style-name="Strong_20_Emphasis"><text:span text:style-name="T8">8. </text:span></text:span><text:span text:style-name="Strong_20_Emphasis">What is multilevel inheritance? Give an example.</text:span><text:line-break/>→ In multilevel inheritance, a class is derived from another derived class.</text:p>
        </text:list-item>
      </text:list>
      <text:p text:style-name="P6">class A: pass</text:p>
      <text:p text:style-name="P6">class B(A): pass</text:p>
      <text:p text:style-name="P6">class C(B): pass</text:p>
      <text:p text:style-name="P6"/>
      <text:p text:style-name="P18"><text:soft-page-break/><text:span text:style-name="Strong_20_Emphasis"><text:span text:style-name="T8">9. </text:span></text:span><text:span text:style-name="Strong_20_Emphasis">Explain hierarchical inheritance.</text:span><text:line-break/>→ Multiple child classes inherit from the same parent class.</text:p>
      <text:p text:style-name="P18"><text:span text:style-name="Strong_20_Emphasis"><text:span text:style-name="T8">10. </text:span></text:span><text:span text:style-name="Strong_20_Emphasis">What is the advantage of inheritance?</text:span><text:line-break/>→ Code reusability and extensibility.</text:p>
      <text:h text:style-name="P15" text:outline-level="3">Encapsulation</text:h>
      <text:list xml:id="list613917245" text:style-name="L11">
        <text:list-item>
          <text:p text:style-name="P31"><text:span text:style-name="Strong_20_Emphasis">Differentiate between public, protected, and private members in Python.</text:span></text:p>
          <text:list>
            <text:list-item>
              <text:p text:style-name="P31">Public: Accessible anywhere.</text:p>
            </text:list-item>
            <text:list-item>
              <text:p text:style-name="P31">Protected (<text:span text:style-name="Source_20_Text">_var</text:span>): Accessible within class and subclasses.</text:p>
            </text:list-item>
            <text:list-item>
              <text:p text:style-name="P31">Private (<text:span text:style-name="Source_20_Text">__var</text:span>): Accessible only within the class.</text:p>
            </text:list-item>
          </text:list>
        </text:list-item>
        <text:list-item>
          <text:p text:style-name="P31"><text:span text:style-name="Strong_20_Emphasis">Write a simple program to demonstrate private variables.</text:span></text:p>
        </text:list-item>
      </text:list>
      <text:p text:style-name="P6">class Student:</text:p>
      <text:p text:style-name="P6"><text:s text:c="4"/>def __init__(self, name):</text:p>
      <text:p text:style-name="P6"><text:s text:c="8"/>self.__name = name <text:s/># private</text:p>
      <text:p text:style-name="P6"/>
      <text:p text:style-name="P6"><text:s text:c="4"/>def get_name(self):</text:p>
      <text:p text:style-name="P6"><text:s text:c="8"/>return self.__name</text:p>
      <text:p text:style-name="P6"/>
      <text:p text:style-name="P6">s = Student("John")</text:p>
      <text:p text:style-name="P6">print(s.get_name())</text:p>
      <text:p text:style-name="P6"/>
      <text:h text:style-name="P15" text:outline-level="3">Polymorphism</text:h>
      <text:list xml:id="list1052985446" text:style-name="L12">
        <text:list-item>
          <text:p text:style-name="P32"><text:span text:style-name="Strong_20_Emphasis">Differentiate between method overloading and method overriding.</text:span></text:p>
          <text:list>
            <text:list-item>
              <text:p text:style-name="P32">Overloading: Same method name, different parameters (not directly supported in Python).</text:p>
            </text:list-item>
            <text:list-item>
              <text:p text:style-name="P32">Overriding: Child class redefines parent class method.</text:p>
            </text:list-item>
          </text:list>
        </text:list-item>
        <text:list-item>
          <text:p text:style-name="P32"><text:span text:style-name="Strong_20_Emphasis">Write an example of polymorphism using a common method.</text:span></text:p>
        </text:list-item>
      </text:list>
      <text:p text:style-name="P6">class Cat:</text:p>
      <text:p text:style-name="P6"><text:s text:c="4"/>def sound(self): print("Meow")</text:p>
      <text:p text:style-name="P6"/>
      <text:p text:style-name="P6">class Dog:</text:p>
      <text:p text:style-name="P6"><text:s text:c="4"/>def sound(self): print("Bark")</text:p>
      <text:p text:style-name="P6"/>
      <text:p text:style-name="P6">for animal in (Cat(), Dog()):</text:p>
      <text:p text:style-name="P6"><text:s text:c="4"/>animal.sound()</text:p>
      <text:p text:style-name="P6"/>
      <text:p text:style-name="P17"><text:span text:style-name="Strong_20_Emphasis"><text:span text:style-name="T15">5. </text:span></text:span><text:span text:style-name="Strong_20_Emphasis">Explain the difference between encapsulation and polymorphism.</text:span></text:p>
      <text:list xml:id="list3989087674" text:style-name="L13">
        <text:list-item>
          <text:p text:style-name="P33"><text:span text:style-name="Strong_20_Emphasis">Encapsulation</text:span> → Bundles data and methods, restricts access.</text:p>
        </text:list-item>
        <text:list-item>
          <text:p text:style-name="P33"><text:soft-page-break/><text:span text:style-name="Strong_20_Emphasis">Polymorphism</text:span> → Same function name, different behavior.<text:line-break/>Example: <text:span text:style-name="Source_20_Text">len("abc")</text:span> → 3, <text:span text:style-name="Source_20_Text">len([1,2,3])</text:span> → 3.</text:p>
        </text:list-item>
      </text:list>
      <text:h text:style-name="P3" text:outline-level="1"><text:span text:style-name="Strong_20_Emphasis">5 Mark Questions and Answers</text:span></text:h>
      <text:list xml:id="list2680720046" text:style-name="L14">
        <text:list-item>
          <text:p text:style-name="P34"><text:span text:style-name="Strong_20_Emphasis">Explain the concept of class and object in Python with an example program.</text:span><text:line-break/>→ A class is a blueprint; objects are instances. Example:</text:p>
        </text:list-item>
      </text:list>
      <text:p text:style-name="P6">class Car:</text:p>
      <text:p text:style-name="P6"><text:s text:c="4"/>def __init__(self, brand, model):</text:p>
      <text:p text:style-name="P6"><text:s text:c="8"/>self.brand = brand</text:p>
      <text:p text:style-name="P6"><text:s text:c="8"/>self.model = model</text:p>
      <text:p text:style-name="P6"/>
      <text:p text:style-name="P6"><text:s text:c="4"/>def display(self):</text:p>
      <text:p text:style-name="P6"><text:s text:c="8"/>print(f"Car: {self.brand}, Model: {self.model}")</text:p>
      <text:p text:style-name="P6"/>
      <text:p text:style-name="P6">c1 = Car("Tesla", "Model S")</text:p>
      <text:p text:style-name="P6">c1.display()</text:p>
      <text:p text:style-name="P6"/>
      <text:p text:style-name="P17"><text:span text:style-name="Strong_20_Emphasis"><text:span text:style-name="T7">2. </text:span></text:span><text:span text:style-name="Strong_20_Emphasis">Write a Python program using a class </text:span><text:span text:style-name="Strong_20_Emphasis"><text:span text:style-name="Source_20_Text">Employee</text:span></text:span><text:span text:style-name="Strong_20_Emphasis"> with attributes </text:span><text:span text:style-name="Strong_20_Emphasis"><text:span text:style-name="Source_20_Text">name</text:span></text:span><text:span text:style-name="Strong_20_Emphasis"> and </text:span><text:span text:style-name="Strong_20_Emphasis"><text:span text:style-name="Source_20_Text">salary</text:span></text:span><text:span text:style-name="Strong_20_Emphasis">. Include a method to display employee details.</text:span></text:p>
      <text:p text:style-name="P6">class Employee:</text:p>
      <text:p text:style-name="P6"><text:s text:c="4"/>def __init__(self, name, salary):</text:p>
      <text:p text:style-name="P6"><text:s text:c="8"/>self.name = name</text:p>
      <text:p text:style-name="P6"><text:s text:c="8"/>self.salary = salary</text:p>
      <text:p text:style-name="P6"/>
      <text:p text:style-name="P6"><text:s text:c="4"/>def display(self):</text:p>
      <text:p text:style-name="P6"><text:s text:c="8"/>print(f"Name: {self.name}, Salary: {self.salary}")</text:p>
      <text:p text:style-name="P6"/>
      <text:p text:style-name="P6"><text:span text:style-name="T11">3. </text:span><text:span text:style-name="T9">Write a program using a class </text:span><text:span text:style-name="Source_20_Text"><text:span text:style-name="T9">Calculator</text:span></text:span><text:span text:style-name="T9"> to perform addition, subtraction, multiplication, and division.</text:span></text:p>
      <text:p text:style-name="P6"/>
      <text:p text:style-name="P6"><text:span text:style-name="T7">c</text:span>lass Calculator:</text:p>
      <text:p text:style-name="P6"><text:s text:c="4"/>def add(self, a, b): return a + b</text:p>
      <text:p text:style-name="P6"><text:s text:c="4"/>def sub(self, a, b): return a - b</text:p>
      <text:p text:style-name="P6"><text:s text:c="4"/>def mul(self, a, b): return a * b</text:p>
      <text:p text:style-name="P6"><text:s text:c="4"/>def div(self, a, b): return a / b if b != 0 else "Error: Division by zero"</text:p>
      <text:p text:style-name="P6"/>
      <text:p text:style-name="P6">calc = Calculator()</text:p>
      <text:p text:style-name="P6">print(calc.add(10, 5))</text:p>
      <text:p text:style-name="P6">print(calc.sub(10, 5))</text:p>
      <text:p text:style-name="P6">print(calc.mul(10, 5))</text:p>
      <text:p text:style-name="P6">print(calc.div(10, 0))</text:p>
      <text:p text:style-name="P6"/>
      <text:p text:style-name="P17"><text:span text:style-name="Strong_20_Emphasis"><text:span text:style-name="T7">4. </text:span></text:span><text:span text:style-name="Strong_20_Emphasis">Discuss the difference between class variables and instance variables with examples.</text:span></text:p>
      <text:list xml:id="list3834894979" text:style-name="L15">
        <text:list-item>
          <text:p text:style-name="P35"><text:span text:style-name="Strong_20_Emphasis">Class variable</text:span> → Shared among all objects.</text:p>
        </text:list-item>
        <text:list-item>
          <text:p text:style-name="P35"><text:soft-page-break/><text:span text:style-name="Strong_20_Emphasis">Instance variable</text:span> → Unique to each object.</text:p>
        </text:list-item>
      </text:list>
      <text:p text:style-name="P6">class Student:</text:p>
      <text:p text:style-name="P6"><text:s text:c="4"/>school = "ABC School" <text:s/># Class variable</text:p>
      <text:p text:style-name="P6"><text:s text:c="4"/>def __init__(self, name):</text:p>
      <text:p text:style-name="P6"><text:s text:c="8"/>self.name = name <text:s/># Instance variable</text:p>
      <text:p text:style-name="P6">s1 = Student("John")</text:p>
      <text:p text:style-name="P6">s2 = Student("Emma")</text:p>
      <text:p text:style-name="P6">print(s1.school, s1.name)</text:p>
      <text:p text:style-name="P6">print(s2.school, s2.name)</text:p>
      <text:p text:style-name="P6"/>
      <text:p text:style-name="P17"><text:span text:style-name="Strong_20_Emphasis"><text:span text:style-name="T7">5. </text:span></text:span><text:span text:style-name="Strong_20_Emphasis">Create a class </text:span><text:span text:style-name="Strong_20_Emphasis"><text:span text:style-name="Source_20_Text">Book</text:span></text:span><text:span text:style-name="Strong_20_Emphasis"> with attributes </text:span><text:span text:style-name="Strong_20_Emphasis"><text:span text:style-name="Source_20_Text">title</text:span></text:span><text:span text:style-name="Strong_20_Emphasis">, </text:span><text:span text:style-name="Strong_20_Emphasis"><text:span text:style-name="Source_20_Text">author</text:span></text:span><text:span text:style-name="Strong_20_Emphasis">, and </text:span><text:span text:style-name="Strong_20_Emphasis"><text:span text:style-name="Source_20_Text">price</text:span></text:span><text:span text:style-name="Strong_20_Emphasis">. Write methods to display the book details and check if the book is expensive (price &gt; 500).</text:span></text:p>
      <text:p text:style-name="P6">class Book:</text:p>
      <text:p text:style-name="P6"><text:s text:c="4"/>def __init__(self, title, author, price):</text:p>
      <text:p text:style-name="P6"><text:s text:c="8"/>self.title = title</text:p>
      <text:p text:style-name="P6"><text:s text:c="8"/>self.author = author</text:p>
      <text:p text:style-name="P6"><text:s text:c="8"/>self.price = price</text:p>
      <text:p text:style-name="P6"/>
      <text:p text:style-name="P6"><text:s text:c="4"/>def display(self):</text:p>
      <text:p text:style-name="P6"><text:s text:c="8"/>print(f"Title: {self.title}, Author: {self.author}, Price: {self.price}")</text:p>
      <text:p text:style-name="P6"/>
      <text:p text:style-name="P6"><text:s text:c="4"/>def is_expensive(self):</text:p>
      <text:p text:style-name="P6"><text:s text:c="8"/>return self.price &gt; 500</text:p>
      <text:p text:style-name="P6"/>
      <text:p text:style-name="P6">b1 = Book("Python Basics", "Guido", 650)</text:p>
      <text:p text:style-name="P6">b1.display()</text:p>
      <text:p text:style-name="P6">print("Expensive:", b1.is_expensive())</text:p>
      <text:p text:style-name="P6"/>
      <text:p text:style-name="P19"><text:span text:style-name="Source_20_Text"><text:span text:style-name="T14">Questions from Inheritance:</text:span></text:span></text:p>
      <text:p text:style-name="P7"><text:span text:style-name="T8">6. </text:span><text:span text:style-name="Strong_20_Emphasis">Explain the different types of inheritance in Python with examples.</text:span></text:p>
      <text:list xml:id="list2650309174" text:style-name="L16">
        <text:list-item>
          <text:p text:style-name="P36"><text:span text:style-name="Strong_20_Emphasis">Single Inheritance</text:span> – One parent, one child.</text:p>
        </text:list-item>
        <text:list-item>
          <text:p text:style-name="P36"><text:span text:style-name="Strong_20_Emphasis">Multiple Inheritance</text:span> – Child inherits from many parents.</text:p>
        </text:list-item>
        <text:list-item>
          <text:p text:style-name="P36"><text:span text:style-name="Strong_20_Emphasis">Multilevel Inheritance</text:span> – Inheritance across multiple levels.</text:p>
        </text:list-item>
        <text:list-item>
          <text:p text:style-name="P36"><text:span text:style-name="Strong_20_Emphasis">Hierarchical Inheritance</text:span> – Many children inherit from one parent.</text:p>
        </text:list-item>
      </text:list>
      <text:p text:style-name="P9"># Example: Multiple Inheritance</text:p>
      <text:p text:style-name="P9">class A: </text:p>
      <text:p text:style-name="P9"><text:s text:c="4"/>def methodA(self): print("Class A")</text:p>
      <text:p text:style-name="P9">class B:</text:p>
      <text:p text:style-name="P9"><text:s text:c="4"/>def methodB(self): print("Class B")</text:p>
      <text:p text:style-name="P9">class C(A, B):</text:p>
      <text:p text:style-name="P9"><text:s text:c="4"/>pass</text:p>
      <text:p text:style-name="P9"/>
      <text:p text:style-name="P9">obj = C()</text:p>
      <text:p text:style-name="P9">obj.methodA()</text:p>
      <text:p text:style-name="P9"><text:soft-page-break/>obj.methodB()</text:p>
      <text:p text:style-name="P9"/>
      <text:p text:style-name="P7"><text:span text:style-name="T17">7</text:span><text:span text:style-name="T8">. </text:span><text:span text:style-name="Strong_20_Emphasis">Explain encapsulation and polymorphism in relation to inheritance.</text:span></text:p>
      <text:list xml:id="list2373559926" text:style-name="L17">
        <text:list-item>
          <text:p text:style-name="P37"><text:span text:style-name="Strong_20_Emphasis">Encapsulation</text:span> → Restricts direct access to class variables (e.g., using private variables <text:span text:style-name="Source_20_Text">__var</text:span>).</text:p>
        </text:list-item>
        <text:list-item>
          <text:p text:style-name="P37"><text:span text:style-name="Strong_20_Emphasis">Polymorphism</text:span> → Same function name behaves differently in different classes.</text:p>
        </text:list-item>
      </text:list>
      <text:p text:style-name="P9">class Bird:</text:p>
      <text:p text:style-name="P9"><text:s text:c="4"/>def fly(self): print("Bird can fly")</text:p>
      <text:p text:style-name="P9">class Penguin(Bird):</text:p>
      <text:p text:style-name="P9"><text:s text:c="4"/>def fly(self): print("Penguin cannot fly")</text:p>
      <text:p text:style-name="P9"/>
      <text:p text:style-name="P9">b1, b2 = Bird(), Penguin()</text:p>
      <text:p text:style-name="P9">b1.fly() <text:s/></text:p>
      <text:p text:style-name="P9">b2.fly()</text:p>
      <text:p text:style-name="P9"/>
      <text:p text:style-name="P7"><text:span text:style-name="T13">8</text:span><text:span text:style-name="T10">. </text:span><text:span text:style-name="T9">Write a program using multilevel inheritance where </text:span><text:span text:style-name="Source_20_Text"><text:span text:style-name="T9">Person → Employee → Manager</text:span></text:span><text:span text:style-name="T9">.</text:span></text:p>
      <text:p text:style-name="P12"/>
      <text:p text:style-name="P10">class Person:</text:p>
      <text:p text:style-name="P10"><text:s text:c="4"/>def __init__(self, name): self.name = name</text:p>
      <text:p text:style-name="P10"/>
      <text:p text:style-name="P10">class Employee(Person):</text:p>
      <text:p text:style-name="P10"><text:s text:c="4"/>def __init__(self, name, emp_id):</text:p>
      <text:p text:style-name="P10"><text:s text:c="8"/>super().__init__(name)</text:p>
      <text:p text:style-name="P10"><text:s text:c="8"/>self.emp_id = emp_id</text:p>
      <text:p text:style-name="P10"/>
      <text:p text:style-name="P10">class Manager(Employee):</text:p>
      <text:p text:style-name="P10"><text:s text:c="4"/>def __init__(self, name, emp_id, dept):</text:p>
      <text:p text:style-name="P10"><text:s text:c="8"/>super().__init__(name, emp_id)</text:p>
      <text:p text:style-name="P10"><text:s text:c="8"/>self.dept = dept</text:p>
      <text:p text:style-name="P10"/>
      <text:p text:style-name="P10"><text:s text:c="4"/>def display(self):</text:p>
      <text:p text:style-name="P10"><text:s text:c="8"/>print(f"Name: {self.name}, ID: {self.emp_id}, Dept: {self.dept}")</text:p>
      <text:p text:style-name="P10"/>
      <text:p text:style-name="P10">m = Manager("Alice", 101, "HR")</text:p>
      <text:p text:style-name="P10">m.display()</text:p>
      <text:p text:style-name="P10"/>
      <text:p text:style-name="P13">Polymorphism</text:p>
      <text:p text:style-name="P10"/>
      <text:p text:style-name="P11"><text:span text:style-name="T17">9</text:span><text:span text:style-name="T15">. </text:span>Write a program to demonstrate polymorphism using method overriding.</text:p>
      <text:p text:style-name="P8"/>
      <text:p text:style-name="P8">class Shape:</text:p>
      <text:p text:style-name="P8"><text:s text:c="4"/>def area(self):</text:p>
      <text:p text:style-name="P8"><text:s text:c="8"/>print("Area not defined")</text:p>
      <text:p text:style-name="P8"/>
      <text:p text:style-name="P8">class Circle(Shape):</text:p>
      <text:p text:style-name="P8"><text:s text:c="4"/>def __init__(self, r):</text:p>
      <text:p text:style-name="P8"><text:s text:c="8"/>self.r = r</text:p>
      <text:p text:style-name="P8"><text:soft-page-break/><text:s text:c="4"/>def area(self):</text:p>
      <text:p text:style-name="P8"><text:s text:c="8"/>return 3.14 * self.r * self.r</text:p>
      <text:p text:style-name="P8"/>
      <text:p text:style-name="P8">class Square(Shape):</text:p>
      <text:p text:style-name="P8"><text:s text:c="4"/>def __init__(self, s):</text:p>
      <text:p text:style-name="P8"><text:s text:c="8"/>self.s = s</text:p>
      <text:p text:style-name="P8"><text:s text:c="4"/>def area(self):</text:p>
      <text:p text:style-name="P8"><text:s text:c="8"/>return self.s * self.s</text:p>
      <text:p text:style-name="P8"/>
      <text:p text:style-name="P8">for shape in (Circle(5), Square(4)):</text:p>
      <text:p text:style-name="P8"><text:s text:c="4"/>print(shape.area())</text:p>
      <text:p text:style-name="P8"/>
      <text:p text:style-name="P8"><text:span text:style-name="Strong_20_Emphasis"><text:span text:style-name="T15">1</text:span></text:span><text:span text:style-name="Strong_20_Emphasis"><text:span text:style-name="T17">0</text:span></text:span><text:span text:style-name="Strong_20_Emphasis"><text:span text:style-name="T15">. </text:span></text:span><text:span text:style-name="Strong_20_Emphasis">Discuss how Python achieves polymorphism without method overloading. Give an example.</text:span><text:line-break/>→ Python achieves it by using default arguments or <text:span text:style-name="Source_20_Text">*args</text:span>.</text:p>
      <text:p text:style-name="P8"/>
      <text:p text:style-name="P8">class Math:</text:p>
      <text:p text:style-name="P8"><text:s text:c="4"/>def add(self, a, b=0, c=0):</text:p>
      <text:p text:style-name="P8"><text:s text:c="8"/>return a + b + c</text:p>
      <text:p text:style-name="P8"/>
      <text:p text:style-name="P8">m = Math()</text:p>
      <text:p text:style-name="P8">print(m.add(5)) <text:s text:c="7"/># 1 argument</text:p>
      <text:p text:style-name="P8">print(m.add(5, 10)) <text:s text:c="5"/># 2 arguments</text:p>
      <text:p text:style-name="P8">print(m.add(5, 10, 15)) <text:s text:c="2"/># 3 argumen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8T14:57:01.978111336</meta:creation-date>
    <dc:date>2025-10-16T17:08:13.317004426</dc:date>
    <meta:editing-duration>PT1H16M23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8" meta:paragraph-count="213" meta:word-count="1393" meta:character-count="9371" meta:non-whitespace-character-count="7784"/>
  </office:meta>
</office:document-meta>
</file>